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>
      <style:paragraph-properties fo:margin-top="0in" fo:margin-bottom="0in" loext:contextual-spacing="false"/>
    </style:style>
    <style:style style:name="P12" style:family="paragraph" style:parent-style-name="Text_20_body" style:list-style-name="L1">
      <style:paragraph-properties fo:margin-top="0in" fo:margin-bottom="0in" loext:contextual-spacing="false"/>
    </style:style>
    <style:style style:name="P13" style:family="paragraph" style:parent-style-name="Text_20_body" style:list-style-name="L3">
      <style:paragraph-properties fo:margin-top="0in" fo:margin-bottom="0in" loext:contextual-spacing="false"/>
    </style:style>
    <style:style style:name="P14" style:family="paragraph" style:parent-style-name="Text_20_body" style:list-style-name="L5">
      <style:paragraph-properties fo:margin-top="0in" fo:margin-bottom="0in" loext:contextual-spacing="false"/>
    </style:style>
    <style:style style:name="P15" style:family="paragraph" style:parent-style-name="Text_20_body" style:list-style-name="L7">
      <style:paragraph-properties fo:margin-top="0in" fo:margin-bottom="0in" loext:contextual-spacing="false"/>
    </style:style>
    <style:style style:name="P16" style:family="paragraph" style:parent-style-name="Text_20_body" style:list-style-name="L9">
      <style:paragraph-properties fo:margin-top="0in" fo:margin-bottom="0in" loext:contextual-spacing="false"/>
    </style:style>
    <style:style style:name="P17" style:family="paragraph" style:parent-style-name="Text_20_body" style:list-style-name="L10">
      <style:paragraph-properties fo:margin-top="0in" fo:margin-bottom="0in" loext:contextual-spacing="false"/>
    </style:style>
    <style:style style:name="P18" style:family="paragraph" style:parent-style-name="Preformatted_20_Text">
      <style:paragraph-properties fo:margin-top="0in" fo:margin-bottom="0.1965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Prometheus Pushgateway acts as a middleman between Prometheus and short-lived processes that require a push-based method for getting metrics into Prometheus. In this lesson, we demonstrate the process of installing Pushgateway. Then, we configure our Prometheus server to scrape metrics from Pushgateway.</text:p>
      <text:h text:style-name="Heading_20_4" text:outline-level="4"><text:bookmark text:name="relevant-documentation"/>Relevant Documentation</text:h>
      <text:list xml:id="list1584318430" text:style-name="L10">
        <text:list-item>
          <text:p text:style-name="P17"><text:a xlink:type="simple" xlink:href="https://prometheus.io/docs/instrumenting/pushing/" text:style-name="Internet_20_link" text:visited-style-name="Visited_20_Internet_20_Link">Pushing Metrics</text:a></text:p>
        </text:list-item>
        <text:list-item>
          <text:p text:style-name="P10"><text:a xlink:type="simple" xlink:href="https://github.com/prometheus/pushgateway" text:style-name="Internet_20_link" text:visited-style-name="Visited_20_Internet_20_Link">Prometheus Pushgateway</text:a></text:p>
        </text:list-item>
      </text:list>
      <text:h text:style-name="Heading_20_3" text:outline-level="3"><text:bookmark text:name="lesson-reference"/>Lesson Reference</text:h>
      <text:h text:style-name="Heading_20_4" text:outline-level="4"><text:bookmark text:name="install-pushgateway"/>Install Pushgateway</text:h>
      <text:p text:style-name="Text_20_body">Log in to the Prometheus server.</text:p>
      <text:p text:style-name="Text_20_body">Create a user and group for Pushgateway:</text:p>
      <text:p text:style-name="P18"><text:span text:style-name="Source_20_Text">sudo useradd -M -r -s /bin/false pushgateway</text:span></text:p>
      <text:p text:style-name="Text_20_body">Download and install the Pushgateway binary:</text:p>
      <text:p text:style-name="P18"><text:span text:style-name="Source_20_Text">wget https://github.com/prometheus/pushgateway/releases/download/v1.2.0/pushgateway-1.2.0.linux-amd64.tar.gz</text:span></text:p>
      <text:p text:style-name="P18"><text:span text:style-name="Source_20_Text">tar xvfz pushgateway-1.2.0.linux-amd64.tar.gz</text:span></text:p>
      <text:p text:style-name="P18"><text:span text:style-name="Source_20_Text">sudo cp pushgateway-1.2.0.linux-amd64/pushgateway /usr/local/bin/</text:span></text:p>
      <text:p text:style-name="P18"><text:span text:style-name="Source_20_Text">sudo chown pushgateway:pushgateway /usr/local/bin/pushgateway</text:span></text:p>
      <text:p text:style-name="Text_20_body">Create a <text:span text:style-name="Source_20_Text">systemd</text:span> unit file for Pushgateway:</text:p>
      <text:p text:style-name="P18"><text:span text:style-name="Source_20_Text">sudo vi /etc/systemd/system/pushgateway.service</text:span></text:p>
      <text:p text:style-name="Preformatted_20_Text"><text:span text:style-name="Source_20_Text">[Unit]</text:span></text:p>
      <text:p text:style-name="Preformatted_20_Text"><text:span text:style-name="Source_20_Text">Description=Prometheus Pushgateway</text:span></text:p>
      <text:p text:style-name="Preformatted_20_Text"><text:span text:style-name="Source_20_Text">Wants=network-online.target</text:span></text:p>
      <text:p text:style-name="Preformatted_20_Text"><text:span text:style-name="Source_20_Text">After=network-online.target</text:span></text:p>
      <text:p text:style-name="Preformatted_20_Text"/>
      <text:p text:style-name="Preformatted_20_Text"><text:span text:style-name="Source_20_Text">[Service]</text:span></text:p>
      <text:p text:style-name="Preformatted_20_Text"><text:span text:style-name="Source_20_Text">User=pushgateway</text:span></text:p>
      <text:p text:style-name="Preformatted_20_Text"><text:span text:style-name="Source_20_Text">Group=pushgateway</text:span></text:p>
      <text:p text:style-name="Preformatted_20_Text"><text:span text:style-name="Source_20_Text">Type=simple</text:span></text:p>
      <text:p text:style-name="Preformatted_20_Text"><text:span text:style-name="Source_20_Text">ExecStart=/usr/local/bin/pushgateway</text:span></text:p>
      <text:p text:style-name="Preformatted_20_Text"/>
      <text:p text:style-name="Preformatted_20_Text"><text:span text:style-name="Source_20_Text">[Install]</text:span></text:p>
      <text:p text:style-name="P18"><text:span text:style-name="Source_20_Text">WantedBy=multi-user.target</text:span></text:p>
      <text:p text:style-name="Text_20_body">Start and enable the <text:span text:style-name="Source_20_Text">pushgateway</text:span> service:</text:p>
      <text:p text:style-name="P18"><text:span text:style-name="Source_20_Text">sudo systemctl enable pushgateway</text:span></text:p>
      <text:p text:style-name="P18"><text:span text:style-name="Source_20_Text">sudo systemctl start pushgateway</text:span></text:p>
      <text:p text:style-name="Text_20_body">Verify the service is running and it is serving metrics:</text:p>
      <text:p text:style-name="P18"><text:span text:style-name="Source_20_Text">sudo systemctl status pushgateway</text:span></text:p>
      <text:p text:style-name="P18"><text:soft-page-break/><text:span text:style-name="Source_20_Text">curl localhost:9091/metrics</text:span></text:p>
      <text:h text:style-name="Heading_20_4" text:outline-level="4"><text:bookmark text:name="configure-prometheus-to-scrape-metrics-from-pushgateway"/>Configure Prometheus to Scrape Metrics from Pushgateway</text:h>
      <text:p text:style-name="Text_20_body">Edit the Prometheus config:</text:p>
      <text:p text:style-name="P18"><text:span text:style-name="Source_20_Text">sudo vi /etc/prometheus/prometheus.yml</text:span></text:p>
      <text:p text:style-name="Text_20_body">Under the <text:span text:style-name="Source_20_Text">scrape_configs</text:span> section, add a scrape configuration for Pushgateway. Be sure to set <text:span text:style-name="Source_20_Text">honor_labels: true</text:span>:</text:p>
      <text:p text:style-name="Preformatted_20_Text"><text:span text:style-name="Source_20_Text">- job_name: 'Pushgateway'</text:span></text:p>
      <text:p text:style-name="Preformatted_20_Text"><text:span text:style-name="Source_20_Text"><text:s text:c="4"/>honor_labels: true</text:span></text:p>
      <text:p text:style-name="Preformatted_20_Text"><text:span text:style-name="Source_20_Text"><text:s text:c="4"/>static_configs:</text:span></text:p>
      <text:p text:style-name="P18"><text:span text:style-name="Source_20_Text"><text:s text:c="4"/>- targets: ['localhost:9091']</text:span></text:p>
      <text:p text:style-name="Text_20_body">Restart Prometheus to load the new configuration:</text:p>
      <text:p text:style-name="P18"><text:span text:style-name="Source_20_Text">sudo systemctl restart prometheus</text:span></text:p>
      <text:p text:style-name="Text_20_body">Use the expression browser to verify you can see Pushgateway metrics in Prometheus. You can access the expression browser in a web browser at <text:span text:style-name="Source_20_Text">http://&lt;PROMETHEUS_SERVER_PUBLIC_IP&gt;:9090</text:span>.</text:p>
      <text:p text:style-name="Text_20_body">Run a query to view some Pushgateway metric data:</text:p>
      <text:p text:style-name="P18"><text:span text:style-name="Source_20_Text">pushgateway_build_info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07:12:07.750796348</meta:creation-date>
    <dc:date>2020-11-18T06:50:37.158220814</dc:date>
    <meta:editing-duration>PT23H38M27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46" meta:word-count="230" meta:character-count="2037" meta:non-whitespace-character-count="1843"/>
  </office:meta>
</office:document-meta>
</file>